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00c" officeooo:paragraph-rsid="0006300c"/>
    </style:style>
    <style:style style:name="P2" style:family="paragraph" style:parent-style-name="Standard" style:list-style-name="L1">
      <style:text-properties officeooo:rsid="0006300c" officeooo:paragraph-rsid="0006300c"/>
    </style:style>
    <style:style style:name="P3" style:family="paragraph" style:parent-style-name="Standard" style:list-style-name="L1">
      <style:text-properties officeooo:paragraph-rsid="0006300c"/>
    </style:style>
    <style:style style:name="P4" style:family="paragraph" style:parent-style-name="Standard" style:list-style-name="L1">
      <style:text-properties officeooo:rsid="00080ca2" officeooo:paragraph-rsid="00080ca2"/>
    </style:style>
    <style:style style:name="P5" style:family="paragraph" style:parent-style-name="Standard" style:list-style-name="L1">
      <style:text-properties officeooo:rsid="000914b5" officeooo:paragraph-rsid="000914b5"/>
    </style:style>
    <style:style style:name="T1" style:family="text">
      <style:text-properties officeooo:rsid="000630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02622724" text:style-name="L1">
        <text:list-item>
          <text:p text:style-name="P3"><text:span text:style-name="T1">Help to find IP subnets around the world.</text:span></text:p>
          <text:list>
            <text:list-item>
              <text:p text:style-name="P2">Do DNS lookup (e.x. <text:span text:style-name="T2">dig microsoft.com</text:span>) to get IP Address</text:p>
            </text:list-item>
            <text:list-item>
              <text:p text:style-name="P2">Do whois on IP Address: <text:span text:style-name="T2">whois 13.107.246.40</text:span></text:p>
              <text:list>
                <text:list-item>
                  <text:p text:style-name="P2"><text:span text:style-name="T3">This is not really needed but shows the CIDR ranges</text:span></text:p>
                </text:list-item>
              </text:list>
            </text:list-item>
            <text:list-item>
              <text:p text:style-name="P4">Find the AS (BGP) number using <text:a xlink:type="simple" xlink:href="http://asn.cymru.com/" text:style-name="Internet_20_link" text:visited-style-name="Visited_20_Internet_20_Link">http://asn.cymru.com/</text:a></text:p>
            </text:list-item>
            <text:list-item>
              <text:p text:style-name="P4">Use AS number from above and put into <text:a xlink:type="simple" xlink:href="http://www.robtex.com/as/" text:style-name="Internet_20_link" text:visited-style-name="Visited_20_Internet_20_Link">http://www.robtex.com/as/</text:a></text:p>
              <text:list>
                <text:list-item>
                  <text:p text:style-name="P4">AS-8075</text:p>
                </text:list-item>
                <text:list-item>
                  <text:p text:style-name="P5">This shows a bunch of info about NS and A records with IP addresses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07:15:34.879399848</meta:creation-date>
    <meta:generator>LibreOffice/7.0.4.2$Linux_X86_64 LibreOffice_project/00$Build-2</meta:generator>
    <dc:date>2025-08-21T07:25:31.980367504</dc:date>
    <meta:editing-duration>PT9M57S</meta:editing-duration>
    <meta:editing-cycles>3</meta:editing-cycles>
    <meta:document-statistic meta:table-count="0" meta:image-count="0" meta:object-count="0" meta:page-count="1" meta:paragraph-count="8" meta:word-count="74" meta:character-count="389" meta:non-whitespace-character-count="331"/>
  </office:meta>
</office:document-meta>
</file>